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983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909cm"/>
    </style:style>
    <style:style style:name="co7" style:family="table-column">
      <style:table-column-properties fo:break-before="auto" style:column-width="1.834cm"/>
    </style:style>
    <style:style style:name="co8" style:family="table-column">
      <style:table-column-properties fo:break-before="auto" style:column-width="3.63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N54" table:end-x="1.977cm" table:end-y="0.185cm" draw:z-index="0" draw:style-name="gr1" draw:text-style-name="P1" svg:width="30.732cm" svg:height="23.618cm" svg:x="0.6cm" svg:y="0.03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Best_Trader_Fitness_Run 0</text:p>
          </table:table-cell>
          <table:table-cell office:value-type="string">
            <text:p>Best_Trader_Fitness_Run 1</text:p>
          </table:table-cell>
          <table:table-cell office:value-type="string">
            <text:p>Best_Trader_Fitness_Run 2</text:p>
          </table:table-cell>
          <table:table-cell office:value-type="string">
            <text:p>Best_Trader_Fitness_Run 3</text:p>
          </table:table-cell>
          <table:table-cell office:value-type="string">
            <text:p>Best_Trader_Fitness_Run 4</text:p>
          </table:table-cell>
          <table:table-cell office:value-type="string">
            <text:p>Best_Trader_Fitness_Run 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348126.52">
            <text:p>348126.52</text:p>
          </table:table-cell>
          <table:table-cell office:value-type="float" office:value="222948.78">
            <text:p>222948.7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349720.52">
            <text:p>349720.52</text:p>
          </table:table-cell>
          <table:table-cell office:value-type="float" office:value="222948.78">
            <text:p>222948.7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391058.51">
            <text:p>391058.51</text:p>
          </table:table-cell>
          <table:table-cell office:value-type="float" office:value="222948.78">
            <text:p>222948.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407907.63">
            <text:p>407907.63</text:p>
          </table:table-cell>
          <table:table-cell office:value-type="float" office:value="232981.65">
            <text:p>232981.6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407907.63">
            <text:p>407907.63</text:p>
          </table:table-cell>
          <table:table-cell office:value-type="float" office:value="336368.69">
            <text:p>336368.6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5136.91">
            <text:p>695136.91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407907.63">
            <text:p>407907.63</text:p>
          </table:table-cell>
          <table:table-cell office:value-type="float" office:value="336368.69">
            <text:p>336368.6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715636.44">
            <text:p>715636.44</text:p>
          </table:table-cell>
          <table:table-cell office:value-type="float" office:value="480248.14">
            <text:p>480248.14</text:p>
          </table:table-cell>
          <table:table-cell office:value-type="float" office:value="567140.66">
            <text:p>567140.66</text:p>
          </table:table-cell>
          <table:table-cell office:value-type="float" office:value="362274.13">
            <text:p>362274.1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362274.13">
            <text:p>362274.1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438959.61">
            <text:p>438959.6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445659.92">
            <text:p>445659.9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445659.92">
            <text:p>445659.9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600407.59">
            <text:p>600407.5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0248.14">
            <text:p>480248.14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9925.02">
            <text:p>489925.02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9925.02">
            <text:p>489925.02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9925.02">
            <text:p>489925.02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489925.02">
            <text:p>489925.02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538084.76">
            <text:p>538084.76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28076.08">
            <text:p>728076.08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019041.58">
            <text:p>1019041.58</text:p>
          </table:table-cell>
          <table:table-cell office:value-type="float" office:value="681191.48">
            <text:p>681191.48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019041.58">
            <text:p>1019041.58</text:p>
          </table:table-cell>
          <table:table-cell office:value-type="float" office:value="837379.24">
            <text:p>837379.2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745463.05">
            <text:p>745463.05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25431.59">
            <text:p>825431.5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28177.18">
            <text:p>828177.18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3"/>
          <table:table-cell>
            <draw:frame table:end-cell-address="Sheet1.V546" table:end-x="2.102cm" table:end-y="0.038cm" draw:z-index="0" draw:style-name="gr1" draw:text-style-name="P1" svg:width="26.249cm" svg:height="34.616cm" svg:x="0.692cm" svg:y="0.406cm">
              <draw:object draw:notify-on-update-of-ranges="Sheet1.B1:Sheet1.B1 Sheet1.B2:Sheet1.B501 Sheet1.C1:Sheet1.C1 Sheet1.C2:Sheet1.C501 Sheet1.D1:Sheet1.D1 Sheet1.D2:Sheet1.D501 Sheet1.E1:Sheet1.E1 Sheet1.E2:Sheet1.E501 Sheet1.F1:Sheet1.F1 Sheet1.F2:Sheet1.F501 Sheet1.G1:Sheet1.G1 Sheet1.G2:Sheet1.G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19041.58">
            <text:p>1019041.58</text:p>
          </table:table-cell>
          <table:table-cell office:value-type="float" office:value="1543235.4">
            <text:p>1543235.4</text:p>
          </table:table-cell>
          <table:table-cell office:value-type="float" office:value="919629.19">
            <text:p>919629.19</text:p>
          </table:table-cell>
          <table:table-cell office:value-type="float" office:value="846246.57">
            <text:p>846246.57</text:p>
          </table:table-cell>
          <table:table-cell office:value-type="float" office:value="1381231.5">
            <text:p>1381231.5</text:p>
          </table:table-cell>
          <table:table-cell office:value-type="float" office:value="873992.03">
            <text:p>873992.0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<text:span text:style-name="T1">N </text:span>Run 1</text:p>
          </table:table-cell>
          <table:table-cell table:style-name="ce2" office:value-type="string">
            <text:p><text:span text:style-name="T1">N</text:span> Run 2</text:p>
          </table:table-cell>
          <table:table-cell table:style-name="ce2" office:value-type="string">
            <text:p><text:span text:style-name="T1">N</text:span> Run 3</text:p>
          </table:table-cell>
          <table:table-cell table:style-name="ce2" office:value-type="string">
            <text:p><text:span text:style-name="T1">N</text:span> Run 4</text:p>
          </table:table-cell>
          <table:table-cell table:style-name="ce2" office:value-type="string">
            <text:p><text:span text:style-name="T1">N</text:span> Run 5</text:p>
          </table:table-cell>
          <table:table-cell table:style-name="ce2" office:value-type="string">
            <text:p><text:span text:style-name="T1">N</text:span> Run 6</text:p>
          </table:table-cell>
          <table:table-cell table:style-name="ce2" office:value-type="string">
            <text:p>Average <text:span text:style-name="T1">N</text:span> for <text:span text:style-name="T1">n</text:span> run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est Trader</text:p>
          </table:table-cell>
          <table:table-cell table:style-name="ce3" table:formula="of:=[.B501]" office:value-type="float" office:value="1019041.58">
            <text:p>1019041.58</text:p>
          </table:table-cell>
          <table:table-cell table:style-name="ce3" table:formula="of:=[.C501]" office:value-type="float" office:value="1543235.4">
            <text:p>1543235.4</text:p>
          </table:table-cell>
          <table:table-cell table:style-name="ce3" table:formula="of:=[.D501]" office:value-type="float" office:value="919629.19">
            <text:p>919629.19</text:p>
          </table:table-cell>
          <table:table-cell table:style-name="ce3" table:formula="of:=[.E501]" office:value-type="float" office:value="846246.57">
            <text:p>846246.57</text:p>
          </table:table-cell>
          <table:table-cell table:style-name="ce3" table:formula="of:=[.F501]" office:value-type="float" office:value="1381231.5">
            <text:p>1381231.5</text:p>
          </table:table-cell>
          <table:table-cell table:style-name="ce3" table:formula="of:=[.G501]" office:value-type="float" office:value="873992.03">
            <text:p>873992.03</text:p>
          </table:table-cell>
          <table:table-cell table:style-name="ce3" table:formula="of:=ROUND(AVERAGE([.B505:.G505]);2)" office:value-type="float" office:value="1097229.38">
            <text:p>1097229.3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2015/05/04</text:date>, <text:time>11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11:53:56</dc:date>
    <dc:creator>Werner Mostert</dc:creator>
    <meta:document-statistic meta:table-count="2" meta:cell-count="3522" meta:object-count="2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5cm" svg:height="34.617cm" xlink:href=".." xlink:type="simple" chart:class="chart:line" chart:style-name="ch1">
        <chart:legend svg:x="2.438cm" svg:y="29.161cm" style:legend-expansion="custom" chartooo:width="5.524cm" chartooo:height="4.28cm" style:legend-expansion-aspect-ratio="1.29065420560748" chart:style-name="ch2"/>
        <chart:plot-area chart:style-name="ch3" table:cell-range-address="Sheet1.B1:Sheet1.G501" chart:data-source-has-labels="row" svg:x="0.973cm" svg:y="2.172cm" svg:width="24.207cm" svg:height="24.457cm">
          <chartooo:coordinate-region svg:x="2.604cm" svg:y="2.38cm" svg:width="22.51cm" svg:height="23.5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1" chart:label-cell-address="Sheet1.B1:Sheet1.B1" chart:class="chart:line">
            <chart:data-point chart:repeated="500"/>
          </chart:series>
          <chart:series chart:style-name="ch8" chart:values-cell-range-address="Sheet1.C2:Sheet1.C501" chart:label-cell-address="Sheet1.C1:Sheet1.C1" chart:class="chart:line">
            <chart:data-point chart:repeated="500"/>
          </chart:series>
          <chart:series chart:style-name="ch9" chart:values-cell-range-address="Sheet1.D2:Sheet1.D501" chart:label-cell-address="Sheet1.D1:Sheet1.D1" chart:class="chart:line">
            <chart:data-point chart:repeated="500"/>
          </chart:series>
          <chart:series chart:style-name="ch10" chart:values-cell-range-address="Sheet1.E2:Sheet1.E501" chart:label-cell-address="Sheet1.E1:Sheet1.E1" chart:class="chart:line">
            <chart:data-point chart:repeated="500"/>
          </chart:series>
          <chart:series chart:style-name="ch11" chart:values-cell-range-address="Sheet1.F2:Sheet1.F501" chart:label-cell-address="Sheet1.F1:Sheet1.F1" chart:class="chart:line">
            <chart:data-point chart:repeated="500"/>
          </chart:series>
          <chart:series chart:style-name="ch12" chart:values-cell-range-address="Sheet1.G2:Sheet1.G501" chart:label-cell-address="Sheet1.G1:Sheet1.G1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_Trader_Fitness_Run 0</text:p>
                <draw:g>
                  <svg:desc>Sheet1.B1:Sheet1.B1</svg:desc>
                </draw:g>
              </table:table-cell>
              <table:table-cell office:value-type="string">
                <text:p>Best_Trader_Fitness_Run 1</text:p>
                <draw:g>
                  <svg:desc>Sheet1.C1:Sheet1.C1</svg:desc>
                </draw:g>
              </table:table-cell>
              <table:table-cell office:value-type="string">
                <text:p>Best_Trader_Fitness_Run 2</text:p>
                <draw:g>
                  <svg:desc>Sheet1.D1:Sheet1.D1</svg:desc>
                </draw:g>
              </table:table-cell>
              <table:table-cell office:value-type="string">
                <text:p>Best_Trader_Fitness_Run 3</text:p>
                <draw:g>
                  <svg:desc>Sheet1.E1:Sheet1.E1</svg:desc>
                </draw:g>
              </table:table-cell>
              <table:table-cell office:value-type="string">
                <text:p>Best_Trader_Fitness_Run 4</text:p>
                <draw:g>
                  <svg:desc>Sheet1.F1:Sheet1.F1</svg:desc>
                </draw:g>
              </table:table-cell>
              <table:table-cell office:value-type="string">
                <text:p>Best_Trader_Fitness_Run 5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136.91">
                <text:p>695136.91</text:p>
                <draw:g>
                  <svg:desc>Sheet1.B2:Sheet1.B501</svg:desc>
                </draw:g>
              </table:table-cell>
              <table:table-cell office:value-type="float" office:value="681191.48">
                <text:p>681191.48</text:p>
                <draw:g>
                  <svg:desc>Sheet1.C2:Sheet1.C501</svg:desc>
                </draw:g>
              </table:table-cell>
              <table:table-cell office:value-type="float" office:value="715636.44">
                <text:p>715636.44</text:p>
                <draw:g>
                  <svg:desc>Sheet1.D2:Sheet1.D501</svg:desc>
                </draw:g>
              </table:table-cell>
              <table:table-cell office:value-type="float" office:value="480248.14">
                <text:p>480248.14</text:p>
                <draw:g>
                  <svg:desc>Sheet1.E2:Sheet1.E501</svg:desc>
                </draw:g>
              </table:table-cell>
              <table:table-cell office:value-type="float" office:value="348126.52">
                <text:p>348126.52</text:p>
                <draw:g>
                  <svg:desc>Sheet1.F2:Sheet1.F501</svg:desc>
                </draw:g>
              </table:table-cell>
              <table:table-cell office:value-type="float" office:value="222948.78">
                <text:p>222948.78</text:p>
                <draw:g>
                  <svg:desc>Sheet1.G2:Sheet1.G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349720.52">
                <text:p>349720.52</text:p>
              </table:table-cell>
              <table:table-cell office:value-type="float" office:value="222948.78">
                <text:p>222948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391058.51">
                <text:p>391058.51</text:p>
              </table:table-cell>
              <table:table-cell office:value-type="float" office:value="222948.78">
                <text:p>22294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232981.65">
                <text:p>232981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336368.69">
                <text:p>336368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336368.69">
                <text:p>336368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567140.66">
                <text:p>567140.66</text:p>
              </table:table-cell>
              <table:table-cell office:value-type="float" office:value="362274.13">
                <text:p>362274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362274.13">
                <text:p>36227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38959.61">
                <text:p>438959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45659.92">
                <text:p>445659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45659.92">
                <text:p>445659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600407.59">
                <text:p>600407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25431.59">
                <text:p>825431.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733cm" svg:height="23.619cm" xlink:href="." xlink:type="simple" chart:class="chart:line" chart:style-name="ch1">
        <chart:title svg:x="12.342cm" svg:y="0.608cm" chart:style-name="ch2">
          <text:p>Genetic Algorithm Simulation</text:p>
        </chart:title>
        <chart:subtitle svg:x="12.259cm" svg:y="1.881cm" chart:style-name="ch3">
          <text:p>Using Random Selection on agl.dat</text:p>
        </chart:subtitle>
        <chart:legend chart:legend-position="end" svg:x="24.999cm" svg:y="10.214cm" style:legend-expansion="high" chart:style-name="ch4"/>
        <chart:plot-area chart:style-name="ch5" chart:data-source-has-labels="both" svg:x="1.586cm" svg:y="3.5cm" svg:width="22.185cm" svg:height="18.705cm">
          <chartooo:coordinate-region svg:x="3.217cm" svg:y="3.708cm" svg:width="20.425cm" svg:height="17.833cm"/>
          <chart:axis chart:dimension="x" chart:name="primary-x" chart:style-name="ch6" chartooo:axis-type="text">
            <chart:title svg:x="11.834cm" svg:y="22.678cm" chart:style-name="ch7">
              <text:p>Generation</text:p>
            </chart:title>
            <chart:categories table:cell-range-address="local-table.$A$2:.$A$501"/>
          </chart:axis>
          <chart:axis chart:dimension="y" chart:name="primary-y" chart:style-name="ch8">
            <chart:title svg:x="0.451cm" svg:y="14.29cm" chart:style-name="ch9">
              <text:p>Best Trader Fitness</text:p>
            </chart:title>
            <chart:grid chart:style-name="ch10" chart:class="major"/>
          </chart:axis>
          <chart:series chart:style-name="ch11" chart:values-cell-range-address="local-table.$B$2:.$B$501" chart:label-cell-address="local-table.$B$1" chart:class="chart:line">
            <chart:data-point chart:repeated="500"/>
          </chart:series>
          <chart:series chart:style-name="ch12" chart:values-cell-range-address="local-table.$C$2:.$C$501" chart:label-cell-address="local-table.$C$1" chart:class="chart:line">
            <chart:data-point chart:repeated="500"/>
          </chart:series>
          <chart:series chart:style-name="ch13" chart:values-cell-range-address="local-table.$D$2:.$D$501" chart:label-cell-address="local-table.$D$1" chart:class="chart:line">
            <chart:data-point chart:repeated="500"/>
          </chart:series>
          <chart:series chart:style-name="ch14" chart:values-cell-range-address="local-table.$E$2:.$E$501" chart:label-cell-address="local-table.$E$1" chart:class="chart:line">
            <chart:data-point chart:repeated="500"/>
          </chart:series>
          <chart:series chart:style-name="ch15" chart:values-cell-range-address="local-table.$F$2:.$F$501" chart:label-cell-address="local-table.$F$1" chart:class="chart:line">
            <chart:data-point chart:repeated="500"/>
          </chart:series>
          <chart:series chart:style-name="ch16" chart:values-cell-range-address="local-table.$G$2:.$G$501" chart:label-cell-address="local-table.$G$1" chart:class="chart:line">
            <chart:data-point chart:repeated="5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_Trader_Fitness_Run 0</text:p>
              </table:table-cell>
              <table:table-cell office:value-type="string">
                <text:p>Best_Trader_Fitness_Run 1</text:p>
              </table:table-cell>
              <table:table-cell office:value-type="string">
                <text:p>Best_Trader_Fitness_Run 2</text:p>
              </table:table-cell>
              <table:table-cell office:value-type="string">
                <text:p>Best_Trader_Fitness_Run 3</text:p>
              </table:table-cell>
              <table:table-cell office:value-type="string">
                <text:p>Best_Trader_Fitness_Run 4</text:p>
              </table:table-cell>
              <table:table-cell office:value-type="string">
                <text:p>Best_Trader_Fitness_Run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348126.52">
                <text:p>348126.52</text:p>
              </table:table-cell>
              <table:table-cell office:value-type="float" office:value="222948.78">
                <text:p>222948.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349720.52">
                <text:p>349720.52</text:p>
              </table:table-cell>
              <table:table-cell office:value-type="float" office:value="222948.78">
                <text:p>222948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391058.51">
                <text:p>391058.51</text:p>
              </table:table-cell>
              <table:table-cell office:value-type="float" office:value="222948.78">
                <text:p>22294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232981.65">
                <text:p>232981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336368.69">
                <text:p>336368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5136.91">
                <text:p>695136.91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407907.63">
                <text:p>407907.63</text:p>
              </table:table-cell>
              <table:table-cell office:value-type="float" office:value="336368.69">
                <text:p>336368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715636.44">
                <text:p>715636.44</text:p>
              </table:table-cell>
              <table:table-cell office:value-type="float" office:value="480248.14">
                <text:p>480248.14</text:p>
              </table:table-cell>
              <table:table-cell office:value-type="float" office:value="567140.66">
                <text:p>567140.66</text:p>
              </table:table-cell>
              <table:table-cell office:value-type="float" office:value="362274.13">
                <text:p>362274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362274.13">
                <text:p>36227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38959.61">
                <text:p>438959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45659.92">
                <text:p>445659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445659.92">
                <text:p>445659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600407.59">
                <text:p>600407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0248.14">
                <text:p>480248.14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489925.02">
                <text:p>489925.02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538084.76">
                <text:p>538084.76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28076.08">
                <text:p>728076.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681191.48">
                <text:p>681191.48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837379.24">
                <text:p>837379.2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745463.05">
                <text:p>745463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25431.59">
                <text:p>825431.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28177.18">
                <text:p>828177.18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9041.58">
                <text:p>1019041.58</text:p>
              </table:table-cell>
              <table:table-cell office:value-type="float" office:value="1543235.4">
                <text:p>1543235.4</text:p>
              </table:table-cell>
              <table:table-cell office:value-type="float" office:value="919629.19">
                <text:p>919629.19</text:p>
              </table:table-cell>
              <table:table-cell office:value-type="float" office:value="846246.57">
                <text:p>846246.57</text:p>
              </table:table-cell>
              <table:table-cell office:value-type="float" office:value="1381231.5">
                <text:p>1381231.5</text:p>
              </table:table-cell>
              <table:table-cell office:value-type="float" office:value="873992.03">
                <text:p>87399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